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gPy</text:p>
      <text:p text:style-name="Standard"/>
      <text:p text:style-name="Standard">stream functions:</text:p>
      <text:p text:style-name="Standard"/>
      <text:p text:style-name="Standard">stream.aic_calc(key, **kwargs) </text:p>
      <text:p text:style-name="Standard"><text:s text:c="8"/>timerange = kwargs.get('timerange') </text:p>
      <text:p text:style-name="Standard"><text:s text:c="8"/>aic2key = kwargs.get('aic2key') </text:p>
      <text:p text:style-name="Standard"><text:s text:c="8"/>aicmin2key = kwargs.get('aicmin2key') </text:p>
      <text:p text:style-name="Standard"><text:s text:c="8"/>aicminstack = kwargs.get('aicminstack') </text:p>
      <text:p text:style-name="Standard">-- returns stream (with !var2! filled with aic values) </text:p>
      <text:p text:style-name="Standard"/>
      <text:p text:style-name="Standard">stream.baseline(absolutestream, **kwargs)</text:p>
      <text:p text:style-name="Standard"><text:s text:c="8"/>fitfunc = kwargs.get('fitfunc') </text:p>
      <text:p text:style-name="Standard"><text:s text:c="8"/>fitdegree = kwargs.get('fitdegree') </text:p>
      <text:p text:style-name="Standard"><text:s text:c="8"/>knotstep = kwargs.get('knotstep') </text:p>
      <text:p text:style-name="Standard"><text:s text:c="8"/>extradays = kwargs.get('extradays') </text:p>
      <text:p text:style-name="Standard"><text:s text:c="8"/>plotbaseline = kwargs.get('plotbaseline') </text:p>
      <text:p text:style-name="Standard"><text:s text:c="8"/>plotfilename = kwargs.get('plotfilename') </text:p>
      <text:p text:style-name="Standard">-- returns stream (with ) </text:p>
      <text:p text:style-name="Standard"/>
      <text:p text:style-name="Standard">stream.date_offset(offset, **kwargs)</text:p>
      <text:p text:style-name="Standard">-- returns stream with time column + offset </text:p>
      <text:p text:style-name="Standard"/>
      <text:p text:style-name="Standard">stream.delta_f(**kwargs)</text:p>
      <text:p text:style-name="Standard"><text:s text:c="8"/>offset = kwargs.get('offset') </text:p>
      <text:p text:style-name="Standard"><text:s text:c="8"/>digits = kwargs.get('digits') </text:p>
      <text:p text:style-name="Standard"/>
      <text:p text:style-name="Standard">stream.differentiate(**kwargs) </text:p>
      <text:p text:style-name="Standard"><text:s text:c="8"/>keys = kwargs.get('keys') </text:p>
      <text:p text:style-name="Standard"><text:s text:c="8"/>put2keys = kwargs.get('put2keys') </text:p>
      <text:p text:style-name="Standard">-- returns stream (with !dx!,!dy!,!dz!,!df! filled by derivatives) </text:p>
      <text:p text:style-name="Standard"/>
      <text:p text:style-name="Standard">stream.eventlogger(key, values, compare=None, stringvalues=None, addcomment=None, debugmode=None)</text:p>
      <text:p text:style-name="Standard"/>
      <text:p text:style-name="Standard">stream.<text:span text:style-name="T1">extract</text:span>(key, value, compare=None, debugmode=None)</text:p>
      <text:p text:style-name="Standard"><text:s text:c="3"/>Description:</text:p>
      <text:p text:style-name="Standard"><text:s text:c="7"/>Extract values which satisfy a given condition. With this function you can extract for example values exceeding a certain threshold or data with a specific comment</text:p>
      <text:p text:style-name="Standard"><text:s text:c="3"/>Returns:</text:p>
      <text:p text:style-name="Standard"><text:s text:c="7"/>Datastream with extracted data</text:p>
      <text:p text:style-name="Standard"><text:s text:c="3"/>Required parameters:</text:p>
      <text:p text:style-name="Standard"><text:s text:c="8"/>key<text:tab/><text:tab/>– string<text:tab/>– <text:s/>selected column key like 'x'</text:p>
      <text:p text:style-name="Standard"><text:s text:c="8"/>value<text:tab/><text:tab/>– number/string<text:tab/>– <text:s/>desired selection criteria</text:p>
      <text:p text:style-name="Standard"><text:s text:c="3"/>Optional parameters:</text:p>
      <text:p text:style-name="Standard"><text:s text:c="8"/>compare<text:tab/><text:tab/>– string<text:tab/>– defines the selection, possible commands are: “==”, “&lt;”,”&lt;=”,”&gt;”,”&gt;=”,”!=”</text:p>
      <text:p text:style-name="Standard"><text:s text:c="8"/>debugmode<text:tab/>– bool<text:tab/><text:tab/>– provides more logging information if true <text:s/></text:p>
      <text:p text:style-name="Standard"><text:s/>Defaults:</text:p>
      <text:p text:style-name="Standard"><text:soft-page-break/><text:s text:c="8"/>compare='=='</text:p>
      <text:p text:style-name="Standard"><text:s text:c="3"/>Examples:</text:p>
      <text:p text:style-name="Standard"><text:s text:c="8"/>stream = stream.extract('str1','Berger') # selects all data containing 'Berger' in str1 column</text:p>
      <text:p text:style-name="Standard"><text:s text:c="8"/>stream = stream.extract('x',20000,compare=”&gt;”) # selects all data with x larger than 20000</text:p>
      <text:p text:style-name="Standard"><text:s/></text:p>
      <text:p text:style-name="Standard">stream.extrapolate(start, end)</text:p>
      <text:p text:style-name="Standard"/>
      <text:p text:style-name="Standard"/>
      <text:p text:style-name="Standard">stream.fit(keys, **kwargs) -- returns function </text:p>
      <text:p text:style-name="Standard"><text:s text:c="8"/>fitfunc = kwargs.get('fitfunc') </text:p>
      <text:p text:style-name="Standard"><text:s text:c="8"/>fitdegree = kwargs.get('fitdegree') </text:p>
      <text:p text:style-name="Standard"><text:s text:c="8"/>knotstep = kwargs.get('knotstep') </text:p>
      <text:p text:style-name="Standard"/>
      <text:p text:style-name="Standard"/>
      <text:p text:style-name="Standard">stream.filtered(**kwargs)</text:p>
      <text:p text:style-name="Standard"><text:s text:c="8"/>filter_type = kwargs.get('filter_type') </text:p>
      <text:p text:style-name="Standard"><text:s text:c="8"/>filter_width = kwargs.get('filter_width') </text:p>
      <text:p text:style-name="Standard"><text:s text:c="8"/>filter_offset = kwargs.get('filter_offset') </text:p>
      <text:p text:style-name="Standard"><text:s text:c="8"/>gauss_win = kwargs.get('gauss_win') </text:p>
      <text:p text:style-name="Standard"><text:s text:c="8"/>fmi_initial_data = kwargs.get('fmi_initial_data') </text:p>
      <text:p text:style-name="Standard"><text:s text:c="8"/>m_fmi = kwargs.get('m_fmi') </text:p>
      <text:p text:style-name="Standard"><text:s/>-- returns stream (changes sampling_period; in case of fmi ...) </text:p>
      <text:p text:style-name="Standard"/>
      <text:p text:style-name="Standard">stream.flag_stream(key, flag, comment, startdate, enddate=None)</text:p>
      <text:p text:style-name="Standard"/>
      <text:p text:style-name="Standard">stream.func_add(function,**kwargs)</text:p>
      <text:p text:style-name="Standard"><text:s text:c="8"/>keys = kwargs.get('keys') </text:p>
      <text:p text:style-name="Standard"/>
      <text:p text:style-name="Standard">stream.func_subtract(function,**kwargs)</text:p>
      <text:p text:style-name="Standard"><text:s text:c="8"/>keys = kwargs.get('keys') </text:p>
      <text:p text:style-name="Standard"><text:s text:c="8"/>order = kwargs.get('order') </text:p>
      <text:p text:style-name="Standard"/>
      <text:p text:style-name="Standard">stream.get_gaps(**kwargs)</text:p>
      <text:p text:style-name="Standard"><text:s text:c="8"/>accuracy = kwargs.get('accuracy') </text:p>
      <text:p text:style-name="Standard"><text:s text:c="8"/>key = kwargs.get('key') </text:p>
      <text:p text:style-name="Standard"/>
      <text:p text:style-name="Standard">stream.<text:span text:style-name="T1">get_sampling_period</text:span>()</text:p>
      <text:p text:style-name="Standard"><text:s text:c="3"/>Description:</text:p>
      <text:p text:style-name="Standard"><text:s text:c="7"/>Get the dominant sampling rate of the stream in unit of days</text:p>
      <text:p text:style-name="Standard"><text:s text:c="3"/>Returns:</text:p>
      <text:p text:style-name="Standard"><text:s text:c="7"/>Float number of dominant sampling period in “days”</text:p>
      <text:p text:style-name="Standard"><text:s text:c="3"/>Example:</text:p>
      <text:p text:style-name="Standard"><text:s text:c="7"/>samplingrate = stream.get_sampling_period()</text:p>
      <text:p text:style-name="Standard"/>
      <text:p text:style-name="Standard">stream.integrate(**kwargs)</text:p>
      <text:p text:style-name="Standard"><text:s text:c="8"/>keys = kwargs.get('keys') </text:p>
      <text:p text:style-name="Standard">-- returns stream (integrated vals at !dx!,!dy!,!dz!,!df!) </text:p>
      <text:p text:style-name="Standard"/>
      <text:p text:style-name="Standard">stream.interpol(keys, **kwargs)</text:p>
      <text:p text:style-name="Standard"><text:soft-page-break/><text:s/>-- returns function </text:p>
      <text:p text:style-name="Standard"/>
      <text:p text:style-name="Standard">stream.k_fmi( **kwargs)</text:p>
      <text:p text:style-name="Standard"><text:s text:c="8"/>fitfunc = kwargs.get('fitfunc') </text:p>
      <text:p text:style-name="Standard"><text:s text:c="8"/>key = kwargs.get('key') </text:p>
      <text:p text:style-name="Standard"><text:s text:c="8"/>fitdegree = kwargs.get('fitdegree') </text:p>
      <text:p text:style-name="Standard"><text:s text:c="8"/>knotstep=kwargs.get('knotstep') </text:p>
      <text:p text:style-name="Standard"><text:s text:c="8"/>m_fmi = kwargs.get('m_fmi') </text:p>
      <text:p text:style-name="Standard"/>
      <text:p text:style-name="Standard">stream.mean(key, **kwargs)</text:p>
      <text:p text:style-name="Standard"><text:s text:c="8"/>percentage = kwargs.get('percentage') </text:p>
      <text:p text:style-name="Standard"><text:s text:c="8"/>meanfunction = kwargs.get('meanfunction') </text:p>
      <text:p text:style-name="Standard"/>
      <text:p text:style-name="Standard">stream.offset(offsets)</text:p>
      <text:p text:style-name="Standard"/>
      <text:p text:style-name="Standard">stream.pmplot(keys, debugmode=None, **kwargs)</text:p>
      <text:p text:style-name="Standard"><text:s text:c="8"/>function = kwargs.get('function') </text:p>
      <text:p text:style-name="Standard"><text:s text:c="8"/>fullday = kwargs.get('fullday') </text:p>
      <text:p text:style-name="Standard"><text:s text:c="8"/>plottitle = kwargs.get('plottitle') </text:p>
      <text:p text:style-name="Standard"><text:s text:c="8"/>colorlist = kwargs.get('colorlist') </text:p>
      <text:p text:style-name="Standard"><text:s text:c="8"/>errorbar = kwargs.get('errorbar') </text:p>
      <text:p text:style-name="Standard"><text:s text:c="8"/>padding = kwargs.get('padding') </text:p>
      <text:p text:style-name="Standard"><text:s text:c="8"/>labelcolor = kwargs.get('labelcolor') </text:p>
      <text:p text:style-name="Standard"><text:s text:c="8"/>bgcolor = kwargs.get('bgcolor') </text:p>
      <text:p text:style-name="Standard"><text:s text:c="8"/>gridcolor = kwargs.get('gridcolor') </text:p>
      <text:p text:style-name="Standard"><text:s text:c="8"/>grid = kwargs.get('grid') </text:p>
      <text:p text:style-name="Standard"><text:s text:c="8"/>bartrange = kwargs.get('bartrange') # in case of bars (z) use the following trange </text:p>
      <text:p text:style-name="Standard"><text:s text:c="8"/>symbollist = kwargs.get('symbollist') </text:p>
      <text:p text:style-name="Standard"><text:s text:c="8"/>plottype = kwargs.get('plottype') </text:p>
      <text:p text:style-name="Standard"><text:s text:c="8"/>symbol_func = kwargs.get('symbol_func') </text:p>
      <text:p text:style-name="Standard"><text:s text:c="8"/>endvalue = kwargs.get('endvalue') </text:p>
      <text:p text:style-name="Standard"><text:s text:c="8"/>outfile = kwargs.get('outfile') </text:p>
      <text:p text:style-name="Standard"><text:s text:c="8"/>fmt = kwargs.get('fmt') </text:p>
      <text:p text:style-name="Standard"><text:s text:c="8"/>savedpi = kwargs.get('savedpi') </text:p>
      <text:p text:style-name="Standard"><text:s text:c="8"/>noshow = kwargs.get('noshow') </text:p>
      <text:p text:style-name="Standard"><text:s text:c="8"/>annotate = kwargs.get('annotate') </text:p>
      <text:p text:style-name="Standard"><text:s text:c="8"/>confinex = kwargs.get('confinex') </text:p>
      <text:p text:style-name="Standard"><text:s text:c="8"/>specialdict = kwargs.get('specialdict') </text:p>
      <text:p text:style-name="Standard"/>
      <text:p text:style-name="Standard">stream.<text:span text:style-name="T1">pmwrite</text:span>(filepath, **kwargs)</text:p>
      <text:p text:style-name="Standard"><text:s text:c="3"/>Description:</text:p>
      <text:p text:style-name="Standard"><text:s text:c="8"/>Writing stream to a file </text:p>
      <text:p text:style-name="Standard"><text:s text:c="3"/>Required parameters:</text:p>
      <text:p text:style-name="Standard"><text:s text:c="8"/>filepath<text:tab/><text:tab/>– string<text:tab/>– <text:s/>path to directory for saving files</text:p>
      <text:p text:style-name="Standard"><text:s text:c="3"/>Kwargs:</text:p>
      <text:p text:style-name="Standard"><text:s text:c="8"/>format_type<text:tab/>– string<text:tab/>– defines the outputformat. Available types are: </text:p>
      <text:p text:style-name="Standard"><text:s text:c="8"/>filenamebegins<text:tab/>– string<text:tab/>– defines beginning of the filename </text:p>
      <text:p text:style-name="Standard"><text:s text:c="8"/>filenameends<text:tab/>– string<text:tab/>– defines the ending of the filename </text:p>
      <text:p text:style-name="Standard"><text:s text:c="8"/>dateformat <text:tab/>– dateabbre<text:tab/>– defines the dateformat in the filename <text:s/>e.g. '%Y-%m-%d'</text:p>
      <text:p text:style-name="Standard"><text:soft-page-break/><text:s text:c="8"/>coverage<text:tab/><text:tab/>– timedelta<text:tab/>– defines the time range contained in one file. Available ranges are: </text:p>
      <text:p text:style-name="Standard"><text:s text:c="8"/>mode<text:tab/><text:tab/>– string<text:tab/>– defines write mode. Available types are: 'overwrite' (overwrite any existing file), 'append' (), 'replace' (), 'skip' ()</text:p>
      <text:p text:style-name="Standard"><text:s text:c="8"/>offsets<text:tab/><text:tab/>– string<text:tab/>not used</text:p>
      <text:p text:style-name="Standard"><text:s text:c="8"/>createlatex<text:tab/>– string<text:tab/>not used</text:p>
      <text:p text:style-name="Standard"><text:s text:c="8"/>keys<text:tab/><text:tab/>– string<text:tab/>not used </text:p>
      <text:p text:style-name="Standard"><text:s/>Defaults:</text:p>
      <text:p text:style-name="Standard"><text:s text:c="8"/>format_type='PYSTR', filenamebegins='', filenameends='.txt' (or '.cdf' in case of format_type 'PYCDF'), dateformat='%Y-%m-%d', coverage=timedelta(days=1), mode='overwrite'</text:p>
      <text:p text:style-name="Standard"><text:s text:c="2"/>Returns:</text:p>
      <text:p text:style-name="Standard"><text:s text:c="7"/>True if successful, False if errors are encountered</text:p>
      <text:p text:style-name="Standard"><text:s text:c="2"/>Example:</text:p>
      <text:p text:style-name="Standard"><text:s text:c="7"/>stream.pmwrite(savedirctory, filenamebegins='MyFile_',datefomat='%Y-%m', coverage='month', format_type='PYCDF')</text:p>
      <text:p text:style-name="Standard"/>
      <text:p text:style-name="Standard">stream.remove_flagged(**kwargs)</text:p>
      <text:p text:style-name="Standard"><text:s text:c="8"/>flaglist = kwargs.get('flaglist') </text:p>
      <text:p text:style-name="Standard"><text:s text:c="8"/>keys = kwargs.get('keys') </text:p>
      <text:p text:style-name="Standard"/>
      <text:p text:style-name="Standard">stream.rotation(**kwargs)</text:p>
      <text:p text:style-name="Standard"/>
      <text:p text:style-name="Standard"/>
      <text:p text:style-name="Standard">stream.<text:span text:style-name="T1">routlier</text:span>(**kwargs)</text:p>
      <text:p text:style-name="Standard"><text:s text:c="3"/>Description:</text:p>
      <text:p text:style-name="Standard"><text:s text:c="7"/>Remove outliers based on quartiles</text:p>
      <text:p text:style-name="Standard"><text:s text:c="3"/>Kwargs:</text:p>
      <text:p text:style-name="Standard"><text:s text:c="8"/>timerange<text:tab/>– timedelta object<text:tab/>– defines the analyzed time window, which is moved across the sequence</text:p>
      <text:p text:style-name="Standard"><text:s text:c="8"/>threshold<text:tab/><text:tab/>– float <text:tab/><text:tab/><text:tab/>– defines the eliminating threshold (the smaller the more outliers are detected, 1.5 is often used, 4 seems to be the most useful still keeping storm onsets in) <text:s/></text:p>
      <text:p text:style-name="Standard"><text:s text:c="8"/>keys<text:tab/><text:tab/>– list of strings<text:tab/>– provide the column key on which outliers are removed </text:p>
      <text:p text:style-name="Standard"><text:s/>Defaults:</text:p>
      <text:p text:style-name="Standard"><text:s text:c="7"/>timerange = timedelta(hours=1), threshold = 4, keys = ['f']</text:p>
      <text:p text:style-name="Standard"><text:s text:c="2"/>Returns:</text:p>
      <text:p text:style-name="Standard"><text:s text:c="7"/>DataStream object with flag '1' and comment 'Automatic outlier' in lines where outliers are detected.</text:p>
      <text:p text:style-name="Standard"><text:s text:c="2"/>Example:</text:p>
      <text:p text:style-name="Standard"><text:s text:c="7"/>flaggedstream = stream.routlier(timerange=timedelta(minutes=60), threshold=5, keys=['x','y','z']</text:p>
      <text:p text:style-name="Standard"/>
      <text:p text:style-name="Standard">stream.smooth(key) -- returns stream </text:p>
      <text:p text:style-name="Standard"><text:s text:c="4"/>- stream.trim() -- returns stream within new time frame </text:p>
      <text:p text:style-name="Standard"><text:s text:c="4"/>- stream.remove_flagged() -- returns stream (removes data from stream according to flags) </text:p>
      <text:p text:style-name="Standard"><text:s text:c="4"/>- stream.flag_stream(key,flag,comment,startdate) -- returns stream (adds flags and comments) </text:p>
      <text:p text:style-name="Standard"><text:s text:c="4"/>- stream.get_gaps() </text:p>
      <text:p text:style-name="Standard"><text:s text:c="4"/>- stream.get_sampling_period() -- returns float (with period in days) </text:p>
      <text:p text:style-name="Standard"/>
      <text:p text:style-name="Standard"><text:s text:c="4"/>- stream.pmplot(keys) </text:p>
      <text:p text:style-name="Standard"><text:s text:c="4"/>- stream.pmspectrogram(keys) </text:p>
      <text:p text:style-name="Standard"><text:soft-page-break/><text:s text:c="4"/>- stream.powerspectrum(key) </text:p>
      <text:p text:style-name="Standard"/>
      <text:p text:style-name="Standard"><text:s text:c="4"/>Supporting internal methods are: </text:p>
      <text:p text:style-name="Standard"><text:s text:c="4"/>- self._timetest(time) -- returns datetime object </text:p>
      <text:p text:style-name="Standard"><text:s text:c="4"/>- self._get_column(key) -- returns list </text:p>
      <text:p text:style-name="Standard"><text:s text:c="4"/>- self._put_column(key) </text:p>
      <text:p text:style-name="Standard"><text:s text:c="4"/>- self._get_min(key) -- returns float </text:p>
      <text:p text:style-name="Standard"><text:s text:c="4"/>- self._get_max(key) -- returns float </text:p>
      <text:p text:style-name="Standard"><text:s text:c="4"/>- self._aic(signal, k) -- returns float -- determines Akaki Information Criterion for a specific index k </text:p>
      <text:p text:style-name="Standard"><text:s text:c="4"/>- self._normalize(column) -- returns list,float,float -- normalizes selected column to range 0,1 </text:p>
      <text:list xml:id="list308188467" text:style-name="L1">
        <text:list-item>
          <text:list>
            <text:list-item>
              <text:p text:style-name="P1">self._denormalize -- returns list -- (column,startvalue,endvalue) denormalizes selected column from range 0,1 ro sv,ev 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Absolutes:</text:p>
      <text:p text:style-name="Standard"/>
      <text:p text:style-name="Standard">analyzeAbsFiles(debugmode=None,**kwargs)</text:p>
      <text:p text:style-name="Standard"><text:s text:c="4"/>""" </text:p>
      <text:p text:style-name="Standard"><text:s text:c="4"/>Analyze absolute files from a specific path </text:p>
      <text:p text:style-name="Standard"><text:s text:c="4"/>Requires an analysis directory for treatment of downloaded absolute files. </text:p>
      <text:p text:style-name="Standard"><text:s text:c="4"/>By default flagged data is removed. In order to keep them for analysis use the useflagged=True keyword </text:p>
      <text:p text:style-name="Standard"><text:s text:c="4"/>path_or_url = kwargs.get('path_or_url') </text:p>
      <text:p text:style-name="Standard"><text:s text:c="4"/>variopath = kwargs.get('variopath') </text:p>
      <text:p text:style-name="Standard"><text:s text:c="4"/>scalarpath = kwargs.get('scalarpath') </text:p>
      <text:p text:style-name="Standard"><text:s text:c="4"/>deltaF = kwargs.get('deltaF') </text:p>
      <text:p text:style-name="Standard"><text:s text:c="4"/>printresults = kwargs.get('printresults') </text:p>
      <text:p text:style-name="Standard"><text:s text:c="4"/># Parameters for absolute calculation (used in calcabs -&gt; und subfunctions _calcdev, _calcinc </text:p>
      <text:p text:style-name="Standard"><text:s text:c="4"/>incstart = kwargs.get('incstart') </text:p>
      <text:p text:style-name="Standard"><text:s text:c="4"/>scalevalue = kwargs.get('scalevalue') </text:p>
      <text:p text:style-name="Standard"><text:s text:c="4"/>unit = kwargs.get('unit') </text:p>
      <text:p text:style-name="Standard"><text:s text:c="4"/>xstart = kwargs.get('xstart') </text:p>
      <text:p text:style-name="Standard"><text:s text:c="4"/>ystart = kwargs.get('ystart') </text:p>
      <text:p text:style-name="Standard"><text:s text:c="4"/>deltaD = kwargs.get('deltaD') </text:p>
      <text:p text:style-name="Standard"><text:s text:c="4"/>deltaI = kwargs.get('deltaI') </text:p>
      <text:p text:style-name="Standard"><text:s text:c="4"/>alpha = kwargs.get('alpha') </text:p>
      <text:p text:style-name="Standard"><text:s text:c="4"/>beta = kwargs.get('beta') </text:p>
      <text:p text:style-name="Standard"><text:s text:c="4"/>useflagged = kwargs.get('useflagged') </text:p>
      <text:p text:style-name="Standard"><text:s text:c="4"/>usestep = kwargs.get('usestep') </text:p>
      <text:p text:style-name="Standard"><text:s text:c="4"/>outputformat <text:s/>= kwargs.get('outputformat') </text:p>
      <text:p text:style-name="Standard"><text:s text:c="4"/>summaryfile = kwargs.get('summaryfile') </text:p>
      <text:p text:style-name="Standard"><text:s text:c="4"/>analysispath = kwargs.get('analysispath') </text:p>
      <text:p text:style-name="Standard"><text:s text:c="4"/>archivepath = kwargs.get('archivepath') </text:p>
      <text:p text:style-name="Standard"><text:s text:c="4"/>absidentifier = kwargs.get('absidentifier') # Part of filename, which defines absolute files </text:p>
      <text:p text:style-name="Standard"><text:s text:c="4"/># Not used so far are username and passwd </text:p>
      <text:p text:style-name="Standard"><text:s text:c="4"/>username = kwargs.get('username') </text:p>
      <text:p text:style-name="Standard"><text:s text:c="4"/>password = kwargs.get('password') </text:p>
      <text:p text:style-name="Standard"><text:soft-page-break/><text:s text:c="4"/>disableproxy = kwargs.get('disableproxy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Leonhardt</meta:initial-creator>
    <meta:creation-date>2013-03-13T15:05:16</meta:creation-date>
    <dc:date>2013-04-11T20:04:19</dc:date>
    <dc:creator>Roman Leonhardt</dc:creator>
    <meta:editing-duration>P7DT16H11M12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6" meta:paragraph-count="198" meta:word-count="919" meta:character-count="9251" meta:non-whitespace-character-count="7411"/>
  </office:meta>
</office:document-meta>
</file>